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1cm"/>
    </style:style>
    <style:style style:name="co2" style:family="table-column">
      <style:table-column-properties fo:break-before="auto" style:column-width="10.67cm"/>
    </style:style>
    <style:style style:name="co3" style:family="table-column">
      <style:table-column-properties fo:break-before="auto" style:column-width="19.297cm"/>
    </style:style>
    <style:style style:name="co4" style:family="table-column">
      <style:table-column-properties fo:break-before="auto" style:column-width="3.344cm"/>
    </style:style>
    <style:style style:name="co5" style:family="table-column">
      <style:table-column-properties fo:break-before="auto" style:column-width="2.258cm"/>
    </style:style>
    <style:style style:name="ro1" style:family="table-row">
      <style:table-row-properties style:row-height="0.453cm" fo:break-before="auto" style:use-optimal-row-height="false"/>
    </style:style>
    <style:style style:name="ro2" style:family="table-row">
      <style:table-row-properties style:row-height="4.974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4.528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6.212cm" fo:break-before="auto" style:use-optimal-row-height="false"/>
    </style:style>
    <style:style style:name="ro8" style:family="table-row">
      <style:table-row-properties style:row-height="4.08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3.63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2.526cm" fo:break-before="auto" style:use-optimal-row-height="false"/>
    </style:style>
    <style:style style:name="ro14" style:family="table-row">
      <style:table-row-properties style:row-height="0.496cm" fo:break-before="auto" style:use-optimal-row-height="true"/>
    </style:style>
    <style:style style:name="ro1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text-properties fo:font-size="11pt"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fo:font-size="11pt"/>
    </style:style>
    <style:style style:name="ce3" style:family="table-cell" style:parent-style-name="Default">
      <style:table-cell-properties fo:wrap-option="wrap"/>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Année</text:p>
          </table:table-cell>
          <table:table-cell table:style-name="ce1" office:value-type="string" calcext:value-type="string">
            <text:p>Référence</text:p>
          </table:table-cell>
          <table:table-cell table:style-name="ce1" office:value-type="string" calcext:value-type="string">
            <text:p>Citations</text:p>
          </table:table-cell>
          <table:table-cell table:style-name="ce1" office:value-type="string" calcext:value-type="string">
            <text:p>Type de Source</text:p>
          </table:table-cell>
        </table:table-row>
        <table:table-row table:style-name="ro2">
          <table:table-cell office:value-type="float" office:value="1833" calcext:value-type="float">
            <text:p>1833</text:p>
          </table:table-cell>
          <table:table-cell office:value-type="string" calcext:value-type="string">
            <text:p>Loi du 28 juin 1833 - loi Guizot</text:p>
          </table:table-cell>
          <table:table-cell office:value-type="string" calcext:value-type="string">
            <text:p>L'instituteur peut être : "Art 4. Tout individu âgé de 18ans accomplis pour exercer la profession d'instituteur primaire, et diriger tout établissement quelconque d'instruction primaire, sans autre condition que de présenter préalablement au maire de la commune où il voudra tenir école : (1) un brevet de capacité obtenu, après examen, selon le degré de l'école qu'il veut établir; (2) Un certificat constatant que l'impétrant est digne par sa moralité de se livrer à l'enseignement. Le certificat sera délivré, sur l'attestation de trois conseillers         municipaux, par le maire de la commune, ou de chacune des communes où il aura résidé pendant trois ans."  "Article premier (...) Le dessin linéraire est déjà enseigné dans un grand nombre d'écoles, même de villages. La loi, en ne le rendant pas obligatoire que pour les écoles primaires supérieures, n'a pas voulu restreindre un enseignement si utile. Elle a voulu seulement rendre les fonctions d'instituteur accessibles à un grand nombre, en n'exigeant indispensablementpar les écoles élémentaires, qu'un programme facile, et qui cependant contînt tout ce qu'un homme ne peut ignorer."</text:p>
          </table:table-cell>
          <table:table-cell office:value-type="string" calcext:value-type="string">
            <text:p>littérature grise</text:p>
          </table:table-cell>
        </table:table-row>
        <table:table-row table:style-name="ro3">
          <table:table-cell office:value-type="float" office:value="1887" calcext:value-type="float">
            <text:p>1887</text:p>
          </table:table-cell>
          <table:table-cell office:value-type="string" calcext:value-type="string">
            <text:p>Chasteau. L. (1887) Rédaction pédagogique : sujets traités et à traiter. Paris : Librairie Ricard-Bernheim et cie.</text:p>
          </table:table-cell>
          <table:table-cell office:value-type="string" calcext:value-type="string">
            <text:p>Rédaction pédagogique de type : "Dans quelle mesure la discipline concourt-elle à l'oeuvre de l'éducation générale ?"</text:p>
          </table:table-cell>
          <table:table-cell office:value-type="string" calcext:value-type="string">
            <text:p>Archive</text:p>
          </table:table-cell>
        </table:table-row>
        <table:table-row table:style-name="ro4">
          <table:table-cell office:value-type="float" office:value="1887" calcext:value-type="float">
            <text:p>1887</text:p>
          </table:table-cell>
          <table:table-cell office:value-type="string" calcext:value-type="string">
            <text:p>Art 99 de l'arrêté du 18 janvier 1887.</text:p>
          </table:table-cell>
          <table:table-cell office:value-type="string" calcext:value-type="string">
            <text:p>"II - l'étude critique des méthodes d'enseignement et des moyens de discipline et d'éducation n'est pas chose nouvelle. Les programmes antérieurs attribuaient au directeur de l'école normale la direction de ces travaux; mais ils prennent, dans la répartition actuelle, une importance inaccoutumée : ils coïncident avec les expériences que les élèves maîtres font aux écoles d'application, tandis qu'autrefois ces expériences précédaient de deux années d'études des méthodes et des procédés scolaires. La conférence pédagogique - trop souvent supprimée jadis - est restaurée, son objet est mieux défini, elle porte sur un ensemble de questions déterminées (leçons faites à des enfants, corrections de devoirs, critiques d'une méthode, d'un manuel de classe, etc.); enfin, obligatoire pour les directeurs des écoles d'application, elle réunit tout le personnel enseignant de l'école normale et devient un exercice d'une valeur capitale, pour où s'élabore et s'affirme l'unité pédagogique de l'école."</text:p>
          </table:table-cell>
          <table:table-cell office:value-type="string" calcext:value-type="string">
            <text:p>littérature grise</text:p>
          </table:table-cell>
        </table:table-row>
        <table:table-row table:style-name="ro5">
          <table:table-cell office:value-type="float" office:value="1899" calcext:value-type="float">
            <text:p>1899</text:p>
          </table:table-cell>
          <table:table-cell office:value-type="string" calcext:value-type="string">
            <text:p>Dobigny. G. (Non publié). Cours de pédagogie de l'école normale 1898-1899. Ecole normale de Beauvais.</text:p>
          </table:table-cell>
          <table:table-cell office:value-type="string" calcext:value-type="string">
            <text:p>Instruction morale, civique, notions philosophiques "l'intuition", méthodes de lecture et d'écriture, d'arithmétique etc. avec une liste d'ouvrages à consulter et une argumentation d'environ 3 paragraphes. Par ex : "Pour faire un bon instituteur il faut trois choses : un peu de savoir, du bon sens et beaucoup de discernement." </text:p>
          </table:table-cell>
          <table:table-cell office:value-type="string" calcext:value-type="string">
            <text:p>Archive</text:p>
          </table:table-cell>
        </table:table-row>
        <table:table-row table:style-name="ro6">
          <table:table-cell office:value-type="float" office:value="1904" calcext:value-type="float">
            <text:p>1904</text:p>
          </table:table-cell>
          <table:table-cell office:value-type="string" calcext:value-type="string">
            <text:p>Débat sur le budget du ministère de l'instruction publique de 1905 (1904)</text:p>
          </table:table-cell>
          <table:table-cell office:value-type="string" calcext:value-type="string">
            <text:p>"examen critique des méthodes d'enseignement et des moyens d'éducation, examen qui se fait surtout dans les cours et conférences de pédagogie." "C'est un avantage aussi, au point de vue de la science pédagogique, si ce n'est au point de vue de la pratique même, de faire ces adaptations en l'absence des enfants       : le professeur peut corriger sur le champ la leçon faite, au besoin l'interrompre, la refaire; il peut discuter sur le vif les idées choisies, les procédés employés etc."</text:p>
          </table:table-cell>
          <table:table-cell office:value-type="string" calcext:value-type="string">
            <text:p>littérature grise</text:p>
          </table:table-cell>
        </table:table-row>
        <table:table-row table:style-name="ro7">
          <table:table-cell office:value-type="float" office:value="1905" calcext:value-type="float">
            <text:p>1905</text:p>
          </table:table-cell>
          <table:table-cell office:value-type="string" calcext:value-type="string">
            <text:p>Arrêté du 4 août 1905 (1905) Bulletin Administratif de l'instruction publique tome 78 n°1688 du 2 septembre 1905 .</text:p>
          </table:table-cell>
          <table:table-cell office:value-type="string" calcext:value-type="string">
            <text:p>Art 4 : "L'examen comprend :  1 - Un travail écrit sur une question de pédagogie. Le sujet à traiter est choisi par chaque élève deux mois avant l'examen sur une liste de sujets arrêtés par le recteur en comité des inspecteurs d'académie du ressort." Art 13 : "Pendant la troisième année d'étude, les élèves font à tour de rôle, chaque semaine, une conférence. Elle consiste soit en une leçon faite à des enfants qui auraient été amenés à cet effet, soit dans la discussion d'une méthode ou de discipline, soit dans l'examen et la critique d'ouvrages scolaires, de devoirs écrits; soit enfin dans la lecture expliquée d'une page de pédagogie. Les directeurs des écoles annexes ou des écoles d'application et les professeurs interressés assistent à ces conférences. Elles donnent lieu de la part des élèves à des critiques appréciées par les professeurs et les directeurs." p 563 "La troisième année de l'école normale est réservée à l'éducation professionnelle et à une certaine culture générale libre et désintéressée capable d'inspirer aux élèves le besoin de continuer à se développer intellectuellement lorsqu'ils auront quitté l'école." p 564 "L'éducation professionnelle se fera de plusieurs manières (...) 2 - Par l'examen critique des méthodes des procédés d'enseignement et des moyens d'éducation, dans les leçons et conférences pédagogiques de l'école normale."</text:p>
          </table:table-cell>
          <table:table-cell office:value-type="string" calcext:value-type="string">
            <text:p>littérature grise</text:p>
          </table:table-cell>
        </table:table-row>
        <table:table-row table:style-name="ro8">
          <table:table-cell office:value-type="float" office:value="1910" calcext:value-type="float">
            <text:p>1910</text:p>
          </table:table-cell>
          <table:table-cell office:value-type="string" calcext:value-type="string">
            <text:p>Lambert. E. (non publié) Mémoire de 3eme année de l'école normale. Beauvais : école normale. Fond du musée de l'éducation du Val d'Oise</text:p>
          </table:table-cell>
          <table:table-cell office:value-type="string" calcext:value-type="string">
            <text:p>Sujet 1910 Académie de Beauvais : "Vous avez souvent remarqué au cours d'une classe des enfants distraits ou qui restaient passifs. A quels signes reconnaissez vous que ces enfants ne vous écoutent pas ou vous écoutent sans faire d'effort ? A quelles causes attribuez vous leur état d'esprit ? Comment vous efforceriez vous de le modifier ?" "En faisant la classe à l'école annexe, combien de fois j'ai remarqué des enfants qui n'écoutaient pas, des enfants distraits comme on dit. La distraction chez l'enfant *** chez l'homme, en effet est en général cet état d'inattention, habituel ou accidentel, dans lequel l'esprit poursuit souvent involontairement une série de réflexions *** en négligent ce qui devrait être pour lui un objet unique et sérieux d'attention." Plan : "(1) les signes de la distraction, (2) les causes de la distraction, (3) les moyens de lutter contre la distraction."  </text:p>
          </table:table-cell>
          <table:table-cell office:value-type="string" calcext:value-type="string">
            <text:p>Archive</text:p>
          </table:table-cell>
        </table:table-row>
        <table:table-row table:style-name="ro6">
          <table:table-cell office:value-type="float" office:value="1911" calcext:value-type="float">
            <text:p>1911</text:p>
          </table:table-cell>
          <table:table-cell office:value-type="string" calcext:value-type="string">
            <text:p>Buisson. F. (1911). Conférences pédagogiques In Buisson. F. Nouveau dictionnaire de pédagogie de l'instruction primaire. Ed. Electronique repéré à : http://www.inrp.fr/edition-electronique/lodel/dictionnaire-ferdinand-buisson/ consulté le 20-06-14</text:p>
          </table:table-cell>
          <table:table-cell office:value-type="string" calcext:value-type="string">
            <text:p>"Mettre en commun le fruit de l'expérience scolaire quotidienne, se communiquer mutuellement les petites découvertes pratiques que chacun a faites dans sa classe, s'éclairer par la discussion non sur de savants systèmes, mais sur les réalités de l'école primaire, c'est bien là le véritable but des conférences et la raison de leur juste popularité."</text:p>
          </table:table-cell>
          <table:table-cell office:value-type="string" calcext:value-type="string">
            <text:p>source secondaire</text:p>
          </table:table-cell>
        </table:table-row>
        <table:table-row table:style-name="ro9">
          <table:table-cell office:value-type="float" office:value="1918" calcext:value-type="float">
            <text:p>1918</text:p>
          </table:table-cell>
          <table:table-cell office:value-type="string" calcext:value-type="string">
            <text:p>Jeannot. C. (1918). Cent épreuves écrites des examens du certificat d'aptitudes pédagogique. Avec plans et développements. (2ème éd.). Paris : Hachette.</text:p>
          </table:table-cell>
          <table:table-cell/>
          <table:table-cell office:value-type="string" calcext:value-type="string">
            <text:p>Archive</text:p>
          </table:table-cell>
        </table:table-row>
        <table:table-row table:style-name="ro10">
          <table:table-cell office:value-type="float" office:value="1920" calcext:value-type="float">
            <text:p>1920</text:p>
          </table:table-cell>
          <table:table-cell office:value-type="string" calcext:value-type="string">
            <text:p>La revue Pédagogique. (1920). Tome 77/2     (Juil.-Déc.)</text:p>
          </table:table-cell>
          <table:table-cell office:value-type="string" calcext:value-type="string">
            <text:p>Instructions relatives à l'organisation des cours complémentaires, des écoles primaires supérieures et des écoles normales. pp 313-403. "Et, s'ils poursuivent leur éducation générale, c'est pour se livrer à des travaux bien différents de ceux auxquels ils étaient habitués les années précédentes : on leur demande un mémoire ou, comme ils le disent eux même, une "thèse" analogue au mémoire des candidats à la licence ès lettres ou au diplôme d'études supérieures. "Trop d'ambition quand elle adopte des méthodes qui ne conviennent dans les facultés qu'à des étudiants de deuxième ou troisième année." "Le normalien, qui doit faire ses débuts d'instituteur vers la vingtième année, n'a pas le loisir de faire ample connaissance avec les méthodes scientifiques de l'enseignement supérieur."</text:p>
          </table:table-cell>
          <table:table-cell office:value-type="string" calcext:value-type="string">
            <text:p>Archive</text:p>
          </table:table-cell>
        </table:table-row>
        <table:table-row table:style-name="ro11">
          <table:table-cell office:value-type="float" office:value="1920" calcext:value-type="float">
            <text:p>1920</text:p>
          </table:table-cell>
          <table:table-cell table:style-name="ce3" office:value-type="string" calcext:value-type="string">
            <text:p>Décret et arrêtés du 18 août 1920 </text:p>
          </table:table-cell>
          <table:table-cell/>
          <table:table-cell office:value-type="string" calcext:value-type="string">
            <text:p>littérature grise</text:p>
          </table:table-cell>
        </table:table-row>
        <table:table-row table:style-name="ro10">
          <table:table-cell office:value-type="float" office:value="1954" calcext:value-type="float">
            <text:p>1954</text:p>
          </table:table-cell>
          <table:table-cell office:value-type="string" calcext:value-type="string">
            <text:p>Gontard. M. (1954). La question des écoles normales primaires de la révolution de 1789 à nos jours. Toulouse : CRDP.</text:p>
          </table:table-cell>
          <table:table-cell office:value-type="string" calcext:value-type="string">
            <text:p>"L'école normale est essentiellement une école de pédagogie. Ce n'est pas un institut de pédagogie, organe d'éducation supérieure où la pédagogie se créée, c'est une école élémentaire de pédagogie, une école où la pédagogie s'enseigne." p 364 "Il contenait trois épreuves : un mémoire sur une question de pédagogie choisie deux mois avant l'examen sur une liste de cinq arrêtés par le recteur." p 114 "Un établissement de formation péagogique et de culture générale (la troisième année), avec une vie et une discipline très libérale, presque l'athmosphère de l'enseignement supérieur; les élèves eux mêmes gratifiaient du nom pompeux de "thèse" le modeste travail qu'ils devaient présenter à l'examen de fin d'études normales."</text:p>
          </table:table-cell>
          <table:table-cell office:value-type="string" calcext:value-type="string">
            <text:p>source secondaire</text:p>
          </table:table-cell>
        </table:table-row>
        <table:table-row table:style-name="ro12">
          <table:table-cell office:value-type="float" office:value="1960" calcext:value-type="float">
            <text:p>1960</text:p>
          </table:table-cell>
          <table:table-cell office:value-type="string" calcext:value-type="string">
            <text:p>Tranchère. S. (1960) Le CAP. Paris : Bourrelier éd.</text:p>
          </table:table-cell>
          <table:table-cell office:value-type="string" calcext:value-type="string">
            <text:p>"Sujet d'éducation ou d'enseignement" Sujet de "pédagogie générale" et de "pédagogie spéciale" à l'écrit et "Interrogation sur des sujets de pédagogie pratique" à l'oral.  Commentaire critique de texte de pédagogie (Cousinet, Piaget etc.) Programme des examens du CAP (certificat d'aptitudes au professorat) des écoles normales et des écoles normales supérieures. (1927). Sujet de pédagogie à l'oral "Montrez par exemple ce que vous entendez par "méthode active, méthode intuitive, méthode inductive."" "Les lieux communs de la conversation. Montrez qu'ils doivent être le fond de l'enseignement élémentaire d'une langue vivante."</text:p>
          </table:table-cell>
          <table:table-cell office:value-type="string" calcext:value-type="string">
            <text:p>Archive</text:p>
          </table:table-cell>
        </table:table-row>
        <table:table-row table:style-name="ro9">
          <table:table-cell office:value-type="float" office:value="1970" calcext:value-type="float">
            <text:p>1970</text:p>
          </table:table-cell>
          <table:table-cell office:value-type="string" calcext:value-type="string">
            <text:p>Hervoy. A. (non publié). Rapport de stage de deuxième année de l'école normale d'instituteurs de Saint Germain en Laye 1969-70. </text:p>
          </table:table-cell>
          <table:table-cell office:value-type="string" calcext:value-type="string">
            <text:p> Le 4 avril 1970 : "difficultés de discipline avec des enfants très agités et habitués à un régime très sévère." exposés en psychologie analyse du stage avec questionnement sur la place du stagiaire, les problèmes liés aux conditions du stage etc.</text:p>
          </table:table-cell>
          <table:table-cell office:value-type="string" calcext:value-type="string">
            <text:p>Archive</text:p>
          </table:table-cell>
        </table:table-row>
        <table:table-row table:style-name="ro3">
          <table:table-cell office:value-type="float" office:value="1972" calcext:value-type="float">
            <text:p>1972</text:p>
          </table:table-cell>
          <table:table-cell office:value-type="string" calcext:value-type="string">
            <text:p>Recueil de sujets des deux épreuves écrites du CAP. (1972). Paris : Sudel</text:p>
          </table:table-cell>
          <table:table-cell/>
          <table:table-cell office:value-type="string" calcext:value-type="string">
            <text:p>Archive</text:p>
          </table:table-cell>
        </table:table-row>
        <table:table-row table:style-name="ro13">
          <table:table-cell office:value-type="float" office:value="1976" calcext:value-type="float">
            <text:p>1976</text:p>
          </table:table-cell>
          <table:table-cell office:value-type="string" calcext:value-type="string">
            <text:p>Gontard. M. (1976). La question des écoles normales primaires de la Révolution à 1962. Toulouse : CRDP.</text:p>
          </table:table-cell>
          <table:table-cell/>
          <table:table-cell office:value-type="string" calcext:value-type="string">
            <text:p>source secondaire</text:p>
          </table:table-cell>
        </table:table-row>
        <table:table-row table:style-name="ro6">
          <table:table-cell office:value-type="float" office:value="1994" calcext:value-type="float">
            <text:p>1994</text:p>
          </table:table-cell>
          <table:table-cell office:value-type="string" calcext:value-type="string">
            <text:p>Référentiel des compétences et capacités caractéristiques d'un professeur des écoles : Annexe à la note de Service n°94-280 du 25 novembre 1994 In Bousquet. C. et all. (1997). Premier concours interne de professeur des écoles session 1997. Paris : Vuibert.</text:p>
          </table:table-cell>
          <table:table-cell office:value-type="string" calcext:value-type="string">
            <text:p>"Le professeur des écoles doit être capable d'enseigner dans une classe (...) mesurer l'efficacité de son enseignement (...) quelles que soient les situations d'exercice de ce métier, il convient que le professeur des écoles porte un regard positif sur l'enfant, développe une attitude réflexive sur sa pratique..."</text:p>
          </table:table-cell>
          <table:table-cell office:value-type="string" calcext:value-type="string">
            <text:p>littérature grise</text:p>
          </table:table-cell>
        </table:table-row>
        <table:table-row table:style-name="ro9">
          <table:table-cell office:value-type="float" office:value="1994" calcext:value-type="float">
            <text:p>1994</text:p>
          </table:table-cell>
          <table:table-cell office:value-type="string" calcext:value-type="string">
            <text:p> Cambier. A. (1994). Le rôle de l'université dans la formation des enseignants. Paris : Unesco</text:p>
          </table:table-cell>
          <table:table-cell office:value-type="string" calcext:value-type="string">
            <text:p>"La formation vise donc non pas tant la transmission mais la construction du savoir, ce qui implique l'apprentissage de l'autonomie, de la réflexion critique et du perfectionnement constant du savoir de la part de l'étudiant." p20.</text:p>
          </table:table-cell>
          <table:table-cell office:value-type="string" calcext:value-type="string">
            <text:p>source secondaire</text:p>
          </table:table-cell>
        </table:table-row>
        <table:table-row table:style-name="ro9">
          <table:table-cell office:value-type="float" office:value="1995" calcext:value-type="float">
            <text:p>1995</text:p>
          </table:table-cell>
          <table:table-cell office:value-type="string" calcext:value-type="string">
            <text:p>Melyani. M (1995).  Professionnalisation anodine ou clé de voûte du métier enseignant. revue des sciences de l'éducation. XII(3) p. 522</text:p>
          </table:table-cell>
          <table:table-cell office:value-type="string" calcext:value-type="string">
            <text:p>"Dans cette perspective, la formation des enseignants par la recherche, c'est d'abord une méthode active de formation théorique (...) posture scientifique et posture pratique peuvent se rejoindre..." p 522</text:p>
          </table:table-cell>
          <table:table-cell office:value-type="string" calcext:value-type="string">
            <text:p>Archive</text:p>
          </table:table-cell>
        </table:table-row>
        <table:table-row table:style-name="ro5">
          <table:table-cell office:value-type="float" office:value="1997" calcext:value-type="float">
            <text:p>1997</text:p>
          </table:table-cell>
          <table:table-cell office:value-type="string" calcext:value-type="string">
            <text:p>Chailley. (1997). De l'école normale à l'IUFM, alé&amp;as et persistance de la vidéoformation. In     Mottet. G. (dir.). La vidéoformation. Autres regards, autres pratiques. Paris : L'Harmattan.</text:p>
          </table:table-cell>
          <table:table-cell/>
          <table:table-cell office:value-type="string" calcext:value-type="string">
            <text:p>Archive</text:p>
          </table:table-cell>
        </table:table-row>
        <table:table-row table:style-name="ro5">
          <table:table-cell office:value-type="float" office:value="1997" calcext:value-type="float">
            <text:p>1997</text:p>
          </table:table-cell>
          <table:table-cell office:value-type="string" calcext:value-type="string">
            <text:p>Testeride. I. (non publié) L'apprentissage de la lecture : parcours à travers différentes méthodes. Mémoire de PE1 1997. Antony : IUFM.</text:p>
          </table:table-cell>
          <table:table-cell office:value-type="string" calcext:value-type="string">
            <text:p>Dans l'introduction : "En tant que future professeure des écoles, j'ai voulu m'interesser aux différentes méthodes de la lecture aujourd'hui, car l'enseignement       que j'ai reçu il y a vingt ans ne semble plus en plus correspondre aux démarches actuelles." Conclusion p 25 : "Une constante réflexion personnelle et autocritique relative aux problèmes de la vie quotidienne en classe."</text:p>
          </table:table-cell>
          <table:table-cell office:value-type="string" calcext:value-type="string">
            <text:p>Archive</text:p>
          </table:table-cell>
        </table:table-row>
        <table:table-row table:style-name="ro5">
          <table:table-cell office:value-type="float" office:value="2001" calcext:value-type="float">
            <text:p>2001</text:p>
          </table:table-cell>
          <table:table-cell office:value-type="string" calcext:value-type="string">
            <text:p>Vincent. A. (2001). Des hussards noirs de la république aux professeurs des écoles. L'école     normale. Saint-Avertin : Éditions Sutton</text:p>
          </table:table-cell>
          <table:table-cell office:value-type="string" calcext:value-type="string">
            <text:p>"Le 4 août 1905, on institue le mode successif, aux lieux et place du mode simultané. Désormais, les deux premières années d'étude sont consacrées à la culture générale, le brevet supérieur subi à la fin de la deuxième année, la troisième étant reservée à la formation pédagogique. Un mémoire sur un sujet de pédagogie vient conclure cette troisième année."</text:p>
          </table:table-cell>
          <table:table-cell office:value-type="string" calcext:value-type="string">
            <text:p>source secondaire</text:p>
          </table:table-cell>
        </table:table-row>
        <table:table-row table:style-name="ro4">
          <table:table-cell office:value-type="float" office:value="2001" calcext:value-type="float">
            <text:p>2001</text:p>
          </table:table-cell>
          <table:table-cell office:value-type="string" calcext:value-type="string">
            <text:p>Compagnon. B. &amp; Thevenin. A. (2001). Histoire des instituteurs et des professeurs de 1880 à nos jours. Paris : Broché.</text:p>
          </table:table-cell>
          <table:table-cell office:value-type="string" calcext:value-type="string">
            <text:p>"La scolarité en trois ans associe des cours d'enseignement général et professionnel à un apprentissage auprès de maîtres confirmés, dans des écoles primaires annexées à l'école normale" p 22 "Formation morale et civique, consolident les leçons de lecture, d'écriture, de grammaire, d'arithmétique et d'enseignement du système légal de poids et mesuresn de dessin linéaire, de physique appliquéen de botanique, d'histoire et de géographie de la France, de méthodes pédagogiques, d'agriculture, de tenue des livres (comptabilité) et de langue vivante." "Dès son (Clémenceau ndlr) accession au pouvoir, au tournant du XXè siècle, la gauche radicale entreprend une réforme des écoles normales. Les deux premières années d'enseignement sont désormais consacrées aux disciplines générales et la dernière année, axée sur la formation professionnelle laisse du temps libre afin que les élèves maîtres puissent s'orienter vers leurs intérêts culturels et des recherches personnelles." p 34.</text:p>
          </table:table-cell>
          <table:table-cell office:value-type="string" calcext:value-type="string">
            <text:p>source secondaire</text:p>
          </table:table-cell>
        </table:table-row>
        <table:table-row table:style-name="ro3">
          <table:table-cell office:value-type="float" office:value="2002" calcext:value-type="float">
            <text:p>2002</text:p>
          </table:table-cell>
          <table:table-cell office:value-type="string" calcext:value-type="string">
            <text:p>Accompagnement de l'entrée dans le métier. Expérimentation 2001-2002. Académie de Versailles</text:p>
          </table:table-cell>
          <table:table-cell/>
          <table:table-cell office:value-type="string" calcext:value-type="string">
            <text:p>Archive</text:p>
          </table:table-cell>
        </table:table-row>
        <table:table-row table:style-name="ro6">
          <table:table-cell office:value-type="float" office:value="2003" calcext:value-type="float">
            <text:p>2003</text:p>
          </table:table-cell>
          <table:table-cell office:value-type="string" calcext:value-type="string">
            <text:p>Wagnon. S. (2003). Itinéraires d'instituteurs : éléments d'analyse historique. In. Wagnon. S., Pawlotsky. I., Leblanc. Y. Barbé. A. Itinéraires d'instituteurs : Enquête auprès d'enseignants de l'académie de Versailles issus des écoles normales. Lyon : INRP.</text:p>
          </table:table-cell>
          <table:table-cell/>
          <table:table-cell office:value-type="string" calcext:value-type="string">
            <text:p>source secondaire</text:p>
          </table:table-cell>
        </table:table-row>
        <table:table-row table:style-name="ro3">
          <table:table-cell office:value-type="float" office:value="2003" calcext:value-type="float">
            <text:p>2003</text:p>
          </table:table-cell>
          <table:table-cell office:value-type="string" calcext:value-type="string">
            <text:p>Bouyer. C. (2003). La grande aventure des écoles normales d'instituteurs. Paris : Le Cherche Midi.</text:p>
          </table:table-cell>
          <table:table-cell office:value-type="string" calcext:value-type="string">
            <text:p>"La première (évaluation) consiste en la rédaction d'un modeste mémoire, écrit en deux mois, et traitant d'une question pédagogique retenue sur une liste établie par le recteur."</text:p>
          </table:table-cell>
          <table:table-cell office:value-type="string" calcext:value-type="string">
            <text:p>source secondaire</text:p>
          </table:table-cell>
        </table:table-row>
        <table:table-row table:style-name="ro6">
          <table:table-cell office:value-type="float" office:value="2003" calcext:value-type="float">
            <text:p>2003</text:p>
          </table:table-cell>
          <table:table-cell office:value-type="string" calcext:value-type="string">
            <text:p>Pawlotsky. I. (2003). Analyse issue de l'étude des entretiens. In. Wagnon. S., Pawlotsky. I., Leblanc. Y. Barbé. A.  Itinéraires d'instituteurs : Enquête auprès d'enseignants de l'académie de Versailles issus des écoles normales. Lyon : INRP.</text:p>
          </table:table-cell>
          <table:table-cell office:value-type="string" calcext:value-type="string">
            <text:p>"La formation au métier d'instituteur n'est prise en compte qu'en dernière année d'école normale, c'est à dire en quatrième année, après l'obtention du bac. Cette année de formation profesionnelle mèle des stages long dans l'école d'application alternant observation et prise en responsabilité, des leçons en action et des cours magistraux à l'école  </text:p>
          </table:table-cell>
          <table:table-cell office:value-type="string" calcext:value-type="string">
            <text:p>source secondaire</text:p>
          </table:table-cell>
        </table:table-row>
        <table:table-row table:style-name="ro9">
          <table:table-cell office:value-type="float" office:value="2005" calcext:value-type="float">
            <text:p>2005</text:p>
          </table:table-cell>
          <table:table-cell office:value-type="string" calcext:value-type="string">
            <text:p>Proposition de maquette, plan de formation PE2, 2005-2006. Projet présenté au CA du 17 juin 2005. IUFM de l'académie de Versailles</text:p>
          </table:table-cell>
          <table:table-cell/>
          <table:table-cell office:value-type="string" calcext:value-type="string">
            <text:p>Archive</text:p>
          </table:table-cell>
        </table:table-row>
        <table:table-row table:style-name="ro5">
          <table:table-cell office:value-type="float" office:value="2005" calcext:value-type="float">
            <text:p>2005</text:p>
          </table:table-cell>
          <table:table-cell office:value-type="string" calcext:value-type="string">
            <text:p>Maquette de formation PE1 (CERPE) formation aménagée (2005-2006) (étudiants salariés, aide-éducateurs, redoublants) votée au CA du 17 juin 2005. IUFM de l'académie de Versailles</text:p>
          </table:table-cell>
          <table:table-cell/>
          <table:table-cell office:value-type="string" calcext:value-type="string">
            <text:p>Archive</text:p>
          </table:table-cell>
        </table:table-row>
        <table:table-row table:style-name="ro3">
          <table:table-cell office:value-type="float" office:value="2006" calcext:value-type="float">
            <text:p>2006</text:p>
          </table:table-cell>
          <table:table-cell office:value-type="string" calcext:value-type="string">
            <text:p>Grandière. M. (2006). La formation des maîtres en France : 1792-1914. Lyon: INRP.</text:p>
          </table:table-cell>
          <table:table-cell/>
          <table:table-cell office:value-type="string" calcext:value-type="string">
            <text:p>source secondaire</text:p>
          </table:table-cell>
        </table:table-row>
        <table:table-row table:style-name="ro9">
          <table:table-cell office:value-type="float" office:value="2007" calcext:value-type="float">
            <text:p>2007</text:p>
          </table:table-cell>
          <table:table-cell office:value-type="string" calcext:value-type="string">
            <text:p>Condette. J-F. (2007). Histoire de la formation des enseignants en France aux XIXe et XXe siècles. Paris : L'Harmattan.</text:p>
          </table:table-cell>
          <table:table-cell/>
          <table:table-cell office:value-type="string" calcext:value-type="string">
            <text:p>source secondaire</text:p>
          </table:table-cell>
        </table:table-row>
        <table:table-row table:style-name="ro4">
          <table:table-cell office:value-type="float" office:value="2008" calcext:value-type="float">
            <text:p>2008</text:p>
          </table:table-cell>
          <table:table-cell office:value-type="string" calcext:value-type="string">
            <text:p>Professeur des écoles 2ème année : livret du stagiaire. (2008) Versailles : IUFM. </text:p>
          </table:table-cell>
          <table:table-cell office:value-type="string" calcext:value-type="string">
            <text:p>"L'analyse des pratiques professionnelles (...) permet, de manière générale, aux jeunes professeurs d'apprendre à enseigner en reflechissant sur l'action (...) le but recherché est celui d'aider l'enseignant débutant à théoriser sa propre pratique et de le conduire à une réelle autonomie dans sa classe." p 58. Sans évaluation Analyse de situations didactiques avec entrées disciplinaires Analyse de situations professionnelles : études de cas, ateliers... question de type : autorité, discipline difficulté scolaire question des différentes formes d'intégration relation pédagogique et statut de l'adulte  Analyse de pratiques réflexives : études de cas. Mémoire professionnel : "Il doit permettre au stagiaire de prendre du recul et ainsi de mieux percevoir, questionner, comprendre la réalité professionnelle. Il vise avant tout à initier une réflexion en prise sur l'expérience et à construire, pour son auteur,       des connaissances actives, c'est à dire mobilisables dans l'action."</text:p>
          </table:table-cell>
          <table:table-cell office:value-type="string" calcext:value-type="string">
            <text:p>Archive</text:p>
          </table:table-cell>
        </table:table-row>
        <table:table-row table:style-name="ro9">
          <table:table-cell office:value-type="float" office:value="2008" calcext:value-type="float">
            <text:p>2008</text:p>
          </table:table-cell>
          <table:table-cell office:value-type="string" calcext:value-type="string">
            <text:p>Danvers. C. (2008). Réforme des IUFM. Vers une nouvelle professionnalité enseignante ? Paris : L'Harmattan</text:p>
          </table:table-cell>
          <table:table-cell office:value-type="string" calcext:value-type="string">
            <text:p>"Une formation universitaire implique une démarche qui ne se contente plus de simplement transmettre des recettes, des règles, bref des savoirs à assimiler, mais plutôt une attitude où le savoir se construit non pas avant mais durant et surtout après le cours." </text:p>
          </table:table-cell>
          <table:table-cell office:value-type="string" calcext:value-type="string">
            <text:p>source secondaire</text:p>
          </table:table-cell>
        </table:table-row>
        <table:table-row table:style-name="ro10">
          <table:table-cell office:value-type="float" office:value="2008" calcext:value-type="float">
            <text:p>2008</text:p>
          </table:table-cell>
          <table:table-cell office:value-type="string" calcext:value-type="string">
            <text:p>Mondreux. I. (non publié) La cabane. Mémoire de PE1 2007-2008 à l'IUFM de St Germain en Laye.</text:p>
          </table:table-cell>
          <table:table-cell office:value-type="string" calcext:value-type="string">
            <text:p>"Au fur et à mesure de mon expérience et de mes analyses, je me suis rendu compte que finalement, la construction de cabanes à l'école maternelle et notamment en première année était plus que pertinente." p 3. "Pour conclure, l'élaboration de ce mémoire, et l'étude et la réflexion dont il découle a été considérablement enrichissante, à la fois culturellement et professionnelement (...) j'ai eu l'occasion d'effectuer un véritable travail de recherche dans différents domaines en plus de l'architecture à l'histoire, la psychanalyse, la pédagogie, la littérature etc. J'ai appris à éduquer mon regard sur le monde qui m'entoure (...) Professionnelement, cette expérience m'a donné l'occasion de tester mon projet sur une classe, et de le réajuster au fur et à mesure, en analysant mes erreurs, d'enrichir mes idées grâce à celles des enfants."</text:p>
          </table:table-cell>
          <table:table-cell office:value-type="string" calcext:value-type="string">
            <text:p>Archive</text:p>
          </table:table-cell>
        </table:table-row>
        <table:table-row table:style-name="ro5">
          <table:table-cell office:value-type="float" office:value="2010" calcext:value-type="float">
            <text:p>2010</text:p>
          </table:table-cell>
          <table:table-cell office:value-type="string" calcext:value-type="string">
            <text:p>Grandière. M. (2010). Les écoles normales et la formation des maîtres. In Jacquet-Françillon., F. D'Enfert., R. Loeffel. L. (dir.). Une histoire de l'éducation et de l'enseignement en France au XVIIIe siècle. Paris : Retz. pp 139-148</text:p>
          </table:table-cell>
          <table:table-cell office:value-type="string" calcext:value-type="string">
            <text:p>"Il faudra attendre 1905 pour aboutir à la liberation complète de la dernière année de formation normale, entièrement consacrée à la culture personnelle et à la préparation à l'exercice du métier." </text:p>
          </table:table-cell>
          <table:table-cell office:value-type="string" calcext:value-type="string">
            <text:p>source secondaire</text:p>
          </table:table-cell>
        </table:table-row>
        <table:table-row table:style-name="ro3">
          <table:table-cell office:value-type="float" office:value="2010" calcext:value-type="float">
            <text:p>2010</text:p>
          </table:table-cell>
          <table:table-cell office:value-type="string" calcext:value-type="string">
            <text:p>Bulletin Officiel n°29 du 22 juillet 2010.</text:p>
          </table:table-cell>
          <table:table-cell office:value-type="string" calcext:value-type="string">
            <text:p>"Capable de faire une analyse critique de son travail et de modifier, le cas échéant, ses pratiques d'enseignement."</text:p>
          </table:table-cell>
          <table:table-cell office:value-type="string" calcext:value-type="string">
            <text:p>littérature grise</text:p>
          </table:table-cell>
        </table:table-row>
        <table:table-row table:style-name="ro5">
          <table:table-cell office:value-type="float" office:value="2013" calcext:value-type="float">
            <text:p>2013</text:p>
          </table:table-cell>
          <table:table-cell office:value-type="string" calcext:value-type="string">
            <text:p>Becqueriaux.  M. (non publié). Mémoire de Master Formation de formateurs de l'Université de Cergy Pontoise, sous la direction de Gilles Monceau. 2013. Cergy-Pontoise : UCP</text:p>
          </table:table-cell>
          <table:table-cell/>
          <table:table-cell office:value-type="string" calcext:value-type="string">
            <text:p>Archive</text:p>
          </table:table-cell>
        </table:table-row>
        <table:table-row table:style-name="ro14" table:number-rows-repeated="6">
          <table:table-cell table:number-columns-repeated="4"/>
        </table:table-row>
        <table:table-row table:style-name="ro14">
          <table:table-cell table:number-columns-repeated="4"/>
        </table:table-row>
      </table:table>
      <table:named-expressions/>
      <table:database-ranges>
        <table:database-range table:name="__Anonymous_Sheet_DB__0" table:target-range-address="Feuille1.A1:Feuille1.D3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21:48:54.767000000</meta:creation-date>
    <dc:date>2014-07-30T23:31:10.380000000</dc:date>
    <meta:editing-duration>PT1H38M49S</meta:editing-duration>
    <meta:editing-cycles>17</meta:editing-cycles>
    <meta:generator>LibreOffice/4.1.6.2$Windows_x86 LibreOffice_project/40ff705089295be5be0aae9b15123f687c05b0a</meta:generator>
    <meta:document-statistic meta:table-count="1" meta:cell-count="140" meta:object-count="0"/>
  </office:meta>
</office:document-meta>
</file>